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izona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lanta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ltimore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ffalo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rolina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ncinnati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eveland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llas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nver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troit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ouston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dianapolis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cksonville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nsas City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ami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nesota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w England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w Orleans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Y Giants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Y Jets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akla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iladelphi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ttsburgh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 Diego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attle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 Lou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mpa Bay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nessee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shington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